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31871744" text:id="ct31871744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31347664" text:id="ct313476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1347888" text:id="ct3134788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1348224" text:id="ct3134822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31870992" text:id="ct318709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31035584" text:id="ct3103558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31871744"/><text:change-start text:change-id="ct31347664"/>Adopt<text:change-end text:change-id="ct31347664"/>ed<text:change-start text:change-id="ct31347888"/> as a <text:change-end text:change-id="ct31347888"/>NMRA <text:change-start text:change-id="ct31348224"/>Standard<text:change-end text:change-id="ct31348224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31870992"/><text:change-start text:change-id="ct31035584"/>Version History<text:change-end text:change-id="ct3103558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1:16.609293697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CAN Frame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2.1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1:16.515563413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59" meta:non-whitespace-character-count="389"/>
  </office:meta>
</office:document-meta>
</file>